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1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22.14pt"/>
    </style:style>
    <style:style style:name="co4" style:family="table-column">
      <style:table-column-properties fo:break-before="auto" style:column-width="25.0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2.59pt"/>
    </style:style>
    <style:style style:name="co7" style:family="table-column">
      <style:table-column-properties fo:break-before="auto" style:column-width="79.8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9.35pt"/>
    </style:style>
    <style:style style:name="co10" style:family="table-column">
      <style:table-column-properties fo:break-before="auto" style:column-width="121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t_pmpc" table:style-name="ta1">
        <table:shapes>
          <draw:frame draw:z-index="0" draw:style-name="gr1" draw:text-style-name="P1" svg:width="349.29pt" svg:height="255.09pt" svg:x="678.9pt" svg:y="21.51pt">
            <loext:p draw:notify-on-update-of-ranges="det_pmpc.H9:det_pmpc.H15 det_pmpc.D2:det_pmpc.D8 det_pmpc.H16:det_pmpc.H22 det_pmpc.D2:det_pmpc.D8 det_pmpc.H23:det_pmpc.H29 det_pmpc.D2:det_pmpc.D8 det_pmpc.H30:det_pmpc.H36 det_pmpc.D2:det_pmpc.D8 det_pmpc.H37:det_pmpc.H43 det_pmpc.D2:det_pmpc.D8 det_pmpc.H44:det_pmpc.H50 det_pmpc.D2:det_pmpc.D8 det_pmpc.H51:det_pmpc.H57 det_pmpc.D2:det_pmpc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9.29pt" svg:height="255.09pt" svg:x="691.71pt" svg:y="285.9pt">
            <loext:p draw:notify-on-update-of-ranges="det_pmpc.D2:det_pmpc.D8 det_pmpc.K9:det_pmpc.K15 det_pmpc.D2:det_pmpc.D8 det_pmpc.K16:det_pmpc.K22 det_pmpc.D2:det_pmpc.D8 det_pmpc.K23:det_pmpc.K29 det_pmpc.D2:det_pmpc.D8 det_pmpc.K30:det_pmpc.K36 det_pmpc.D2:det_pmpc.D8 det_pmpc.K37:det_pmpc.K43 det_pmpc.D2:det_pmpc.D8 det_pmpc.K44:det_pmpc.K50 det_pmpc.D2:det_pmpc.D8 det_pmpc.K51:det_pmpc.K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0.19pt" svg:y="257.56pt">
            <loext:p draw:notify-on-update-of-ranges="det_pmpc.S1:det_pmpc.S1 det_pmpc.S2:det_pmpc.S9 det_pmpc.T1:det_pmpc.T1 det_pmpc.T2:det_pmpc.T9 det_pmpc.S1:det_pmpc.S1 det_pmpc.S3:det_pmpc.S9 det_pmpc.U1:det_pmpc.U1 det_pmpc.U3:det_pmpc.U9 det_pmpc.V1:det_pmpc.V1 det_pmpc.V3:det_pmpc.V9 det_pmpc.S3:det_pmpc.S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46.14pt" svg:y="235.39pt">
            <loext:p draw:notify-on-update-of-ranges="det_pmpc.Y1:det_pmpc.Y1 det_pmpc.Y2:det_pmpc.Y8 det_pmpc.Z1:det_pmpc.Z1 det_pmpc.Z2:det_pmpc.Z8 det_pmpc.Y1:det_pmpc.Y1 det_pmpc.Y2:det_pmpc.Y8 det_pmpc.AA1:det_pmpc.AA1 det_pmpc.AA2:det_pmpc.AA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row table:style-name="ro1">
          <table:table-cell office:value-type="string" calcext:value-type="string">
            <text:p>'population size'</text:p>
          </table:table-cell>
          <table:table-cell office:value-type="string" calcext:value-type="string">
            <text:p>'tmax'</text:p>
          </table:table-cell>
          <table:table-cell office:value-type="string" calcext:value-type="string">
            <text:p>'program length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pm'</text:p>
          </table:table-cell>
          <table:table-cell office:value-type="string" calcext:value-type="string">
            <text:p>'average t'</text:p>
          </table:table-cell>
          <table:table-cell office:value-type="string" calcext:value-type="string">
            <text:p>'max fitness'</text:p>
          </table:table-cell>
          <table:table-cell office:value-type="string" calcext:value-type="string">
            <text:p>'average fitness'</text:p>
          </table:table-cell>
          <table:table-cell office:value-type="string" calcext:value-type="string">
            <text:p>'min fitness'</text:p>
          </table:table-cell>
          <table:table-cell office:value-type="string" calcext:value-type="string">
            <text:p>'std'</text:p>
          </table:table-cell>
          <table:table-cell office:value-type="string" calcext:value-type="string">
            <text:p>'number of best solutions'</text:p>
          </table:table-cell>
          <table:table-cell table:number-columns-repeated="7"/>
          <table:table-cell office:value-type="string" calcext:value-type="string">
            <text:p>Pm</text:p>
          </table:table-cell>
          <table:table-cell office:value-type="string" calcext:value-type="string">
            <text:p>AVG N Best</text:p>
          </table:table-cell>
          <table:table-cell office:value-type="string" calcext:value-type="string">
            <text:p>AVG Fitness</text:p>
          </table:table-cell>
          <table:table-cell office:value-type="string" calcext:value-type="string">
            <text:p>AVG STD</text:p>
          </table:table-cell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AVG N Best</text:p>
          </table:table-cell>
          <table:table-cell office:value-type="string" calcext:value-type="string">
            <text:p>AVG Fitnes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6.652" calcext:value-type="float">
            <text:p>76.652</text:p>
          </table:table-cell>
          <table:table-cell office:value-type="float" office:value="-1" calcext:value-type="float">
            <text:p>-1</text:p>
          </table:table-cell>
          <table:table-cell office:value-type="float" office:value="-12.53" calcext:value-type="float">
            <text:p>-12.53</text:p>
          </table:table-cell>
          <table:table-cell office:value-type="float" office:value="-147" calcext:value-type="float">
            <text:p>-147</text:p>
          </table:table-cell>
          <table:table-cell office:value-type="float" office:value="26.0996" calcext:value-type="float">
            <text:p>26.099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2]" office:value-type="float" office:value="0" calcext:value-type="float">
            <text:p>0</text:p>
          </table:table-cell>
          <table:table-cell table:formula="of:=SUM([.K2:.K8])/7" office:value-type="float" office:value="0" calcext:value-type="float">
            <text:p>0</text:p>
          </table:table-cell>
          <table:table-cell table:formula="of:=SUM([.H2:.H8])/7" office:value-type="float" office:value="-9.85" calcext:value-type="float">
            <text:p>-9.85</text:p>
          </table:table-cell>
          <table:table-cell table:formula="of:=SUM([.J2:.J8])/7" office:value-type="float" office:value="21.0685857142857" calcext:value-type="float">
            <text:p>21.0685857143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formula="of:=([.K2]+[.K9]+[.K16]+[.K23]+[.K30]+[.K37]+[.K44]+[.K51])/8" office:value-type="float" office:value="7" calcext:value-type="float">
            <text:p>7</text:p>
          </table:table-cell>
          <table:table-cell table:formula="of:=([.H2]+[.H9]+[.H16]+[.H23]+[.H30]+[.H37]+[.H44]+[.H51])/8" office:value-type="float" office:value="-2.665" calcext:value-type="float">
            <text:p>-2.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87.3976" calcext:value-type="float">
            <text:p>87.3976</text:p>
          </table:table-cell>
          <table:table-cell office:value-type="float" office:value="-1" calcext:value-type="float">
            <text:p>-1</text:p>
          </table:table-cell>
          <table:table-cell office:value-type="float" office:value="-8.52" calcext:value-type="float">
            <text:p>-8.52</text:p>
          </table:table-cell>
          <table:table-cell office:value-type="float" office:value="-153" calcext:value-type="float">
            <text:p>-153</text:p>
          </table:table-cell>
          <table:table-cell office:value-type="float" office:value="18.9845" calcext:value-type="float">
            <text:p>18.98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9]" office:value-type="float" office:value="0.02" calcext:value-type="float">
            <text:p>0.02</text:p>
          </table:table-cell>
          <table:table-cell table:formula="of:=SUM([.K9:.K15])/7" office:value-type="float" office:value="3" calcext:value-type="float">
            <text:p>3</text:p>
          </table:table-cell>
          <table:table-cell table:formula="of:=SUM([.H9:.H15])/7" office:value-type="float" office:value="-1.78285714285714" calcext:value-type="float">
            <text:p>-1.7828571429</text:p>
          </table:table-cell>
          <table:table-cell table:formula="of:=SUM([.J9:.J15])/7" office:value-type="float" office:value="0.924828142857143" calcext:value-type="float">
            <text:p>0.9248281429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([.K3]+[.K10]+[.K17]+[.K24]+[.K31]+[.K38]+[.K45]+[.K52])/8" office:value-type="float" office:value="4.875" calcext:value-type="float">
            <text:p>4.875</text:p>
          </table:table-cell>
          <table:table-cell table:formula="of:=([.H3]+[.H10]+[.H17]+[.H24]+[.H31]+[.H38]+[.H45]+[.H52])/8" office:value-type="float" office:value="-2.2225" calcext:value-type="float">
            <text:p>-2.2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01.625" calcext:value-type="float">
            <text:p>101.625</text:p>
          </table:table-cell>
          <table:table-cell office:value-type="float" office:value="-1" calcext:value-type="float">
            <text:p>-1</text:p>
          </table:table-cell>
          <table:table-cell office:value-type="float" office:value="-9.19" calcext:value-type="float">
            <text:p>-9.19</text:p>
          </table:table-cell>
          <table:table-cell office:value-type="float" office:value="-165" calcext:value-type="float">
            <text:p>-165</text:p>
          </table:table-cell>
          <table:table-cell office:value-type="float" office:value="21.3081" calcext:value-type="float">
            <text:p>21.308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16]" office:value-type="float" office:value="0.04" calcext:value-type="float">
            <text:p>0.04</text:p>
          </table:table-cell>
          <table:table-cell table:formula="of:=SUM([.K16:.K22])/7" office:value-type="float" office:value="6.14285714285714" calcext:value-type="float">
            <text:p>6.1428571429</text:p>
          </table:table-cell>
          <table:table-cell table:formula="of:=SUM([.H16:.H22])/7" office:value-type="float" office:value="-1.38714285714286" calcext:value-type="float">
            <text:p>-1.3871428571</text:p>
          </table:table-cell>
          <table:table-cell table:formula="of:=SUM([.J16:.J22])/7" office:value-type="float" office:value="0.768777857142857" calcext:value-type="float">
            <text:p>0.7687778571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formula="of:=([.K4]+[.K11]+[.K18]+[.K25]+[.K32]+[.K39]+[.K46]+[.K53])/8" office:value-type="float" office:value="7.625" calcext:value-type="float">
            <text:p>7.625</text:p>
          </table:table-cell>
          <table:table-cell table:formula="of:=([.H4]+[.H11]+[.H18]+[.H25]+[.H32]+[.H39]+[.H46]+[.H53])/8" office:value-type="float" office:value="-2.27125" calcext:value-type="float">
            <text:p>-2.27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44.955" calcext:value-type="float">
            <text:p>144.955</text:p>
          </table:table-cell>
          <table:table-cell office:value-type="float" office:value="-1" calcext:value-type="float">
            <text:p>-1</text:p>
          </table:table-cell>
          <table:table-cell office:value-type="float" office:value="-7.22" calcext:value-type="float">
            <text:p>-7.22</text:p>
          </table:table-cell>
          <table:table-cell office:value-type="float" office:value="-85" calcext:value-type="float">
            <text:p>-85</text:p>
          </table:table-cell>
          <table:table-cell office:value-type="float" office:value="14.0937" calcext:value-type="float">
            <text:p>14.09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23]" office:value-type="float" office:value="0.06" calcext:value-type="float">
            <text:p>0.06</text:p>
          </table:table-cell>
          <table:table-cell table:formula="of:=SUM([.K23:.K29])/7" office:value-type="float" office:value="8.57142857142857" calcext:value-type="float">
            <text:p>8.5714285714</text:p>
          </table:table-cell>
          <table:table-cell table:formula="of:=SUM([.H23:.H29])/7" office:value-type="float" office:value="-1.14142857142857" calcext:value-type="float">
            <text:p>-1.1414285714</text:p>
          </table:table-cell>
          <table:table-cell table:formula="of:=SUM([.J23:.J29])/7" office:value-type="float" office:value="0.600364" calcext:value-type="float">
            <text:p>0.600364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table:formula="of:=([.K5]+[.K12]+[.K19]+[.K26]+[.K33]+[.K40]+[.K47]+[.K54])/8" office:value-type="float" office:value="6.125" calcext:value-type="float">
            <text:p>6.125</text:p>
          </table:table-cell>
          <table:table-cell table:formula="of:=([.H5]+[.H12]+[.H19]+[.H26]+[.H33]+[.H40]+[.H47]+[.H54])/8" office:value-type="float" office:value="-2.02375" calcext:value-type="float">
            <text:p>-2.02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5.078" calcext:value-type="float">
            <text:p>105.078</text:p>
          </table:table-cell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65" calcext:value-type="float">
            <text:p>-165</text:p>
          </table:table-cell>
          <table:table-cell office:value-type="float" office:value="26.7691" calcext:value-type="float">
            <text:p>26.769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30]" office:value-type="float" office:value="0.08" calcext:value-type="float">
            <text:p>0.08</text:p>
          </table:table-cell>
          <table:table-cell table:formula="of:=SUM([.K30:.K36])/7" office:value-type="float" office:value="9.71428571428571" calcext:value-type="float">
            <text:p>9.7142857143</text:p>
          </table:table-cell>
          <table:table-cell table:formula="of:=SUM([.H30:.H36])/7" office:value-type="float" office:value="-1.11571428571429" calcext:value-type="float">
            <text:p>-1.1157142857</text:p>
          </table:table-cell>
          <table:table-cell table:formula="of:=SUM([.J30:.J36])/7" office:value-type="float" office:value="0.588296" calcext:value-type="float">
            <text:p>0.58829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([.K6]+[.K13]+[.K20]+[.K27]+[.K34]+[.K41]+[.K48]+[.K55])/8" office:value-type="float" office:value="7.5" calcext:value-type="float">
            <text:p>7.5</text:p>
          </table:table-cell>
          <table:table-cell table:formula="of:=([.H6]+[.H13]+[.H20]+[.H27]+[.H34]+[.H41]+[.H48]+[.H55])/8" office:value-type="float" office:value="-2.7775" calcext:value-type="float">
            <text:p>-2.7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86.7722" calcext:value-type="float">
            <text:p>86.7722</text:p>
          </table:table-cell>
          <table:table-cell office:value-type="float" office:value="-1" calcext:value-type="float">
            <text:p>-1</text:p>
          </table:table-cell>
          <table:table-cell office:value-type="float" office:value="-8.73" calcext:value-type="float">
            <text:p>-8.73</text:p>
          </table:table-cell>
          <table:table-cell office:value-type="float" office:value="-119" calcext:value-type="float">
            <text:p>-119</text:p>
          </table:table-cell>
          <table:table-cell office:value-type="float" office:value="20.4924" calcext:value-type="float">
            <text:p>20.49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37]" office:value-type="float" office:value="0.1" calcext:value-type="float">
            <text:p>0.1</text:p>
          </table:table-cell>
          <table:table-cell table:formula="of:=SUM([.K37:.K43])/7" office:value-type="float" office:value="9.28571428571429" calcext:value-type="float">
            <text:p>9.2857142857</text:p>
          </table:table-cell>
          <table:table-cell table:formula="of:=SUM([.H37:.H43])/7" office:value-type="float" office:value="-1.11571428571429" calcext:value-type="float">
            <text:p>-1.1157142857</text:p>
          </table:table-cell>
          <table:table-cell table:formula="of:=SUM([.J37:.J43])/7" office:value-type="float" office:value="0.574777142857143" calcext:value-type="float">
            <text:p>0.5747771429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table:formula="of:=([.K7]+[.K14]+[.K21]+[.K28]+[.K35]+[.K42]+[.K49]+[.K56])/8" office:value-type="float" office:value="7.625" calcext:value-type="float">
            <text:p>7.625</text:p>
          </table:table-cell>
          <table:table-cell table:formula="of:=([.H7]+[.H14]+[.H21]+[.H28]+[.H35]+[.H42]+[.H49]+[.H56])/8" office:value-type="float" office:value="-2.1475" calcext:value-type="float">
            <text:p>-2.1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0.1232" calcext:value-type="float">
            <text:p>80.1232</text:p>
          </table:table-cell>
          <table:table-cell office:value-type="float" office:value="-1" calcext:value-type="float">
            <text:p>-1</text:p>
          </table:table-cell>
          <table:table-cell office:value-type="float" office:value="-9.32" calcext:value-type="float">
            <text:p>-9.32</text:p>
          </table:table-cell>
          <table:table-cell office:value-type="float" office:value="-119" calcext:value-type="float">
            <text:p>-119</text:p>
          </table:table-cell>
          <table:table-cell office:value-type="float" office:value="19.7327" calcext:value-type="float">
            <text:p>19.73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E44]" office:value-type="float" office:value="0.12" calcext:value-type="float">
            <text:p>0.12</text:p>
          </table:table-cell>
          <table:table-cell table:formula="of:=SUM([.K44:.K50])/7" office:value-type="float" office:value="7.71428571428571" calcext:value-type="float">
            <text:p>7.7142857143</text:p>
          </table:table-cell>
          <table:table-cell table:formula="of:=SUM([.H44:.H50])/7" office:value-type="float" office:value="-1.14428571428571" calcext:value-type="float">
            <text:p>-1.1442857143</text:p>
          </table:table-cell>
          <table:table-cell table:formula="of:=SUM([.J44:.J50])/7" office:value-type="float" office:value="0.567737857142857" calcext:value-type="float">
            <text:p>0.5677378571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table:formula="of:=([.K8]+[.K15]+[.K22]+[.K29]+[.K36]+[.K43]+[.K50]+[.K57])/8" office:value-type="float" office:value="4.25" calcext:value-type="float">
            <text:p>4.25</text:p>
          </table:table-cell>
          <table:table-cell table:formula="of:=([.H8]+[.H15]+[.H22]+[.H29]+[.H36]+[.H43]+[.H50]+[.H57])/8" office:value-type="float" office:value="-2.28875" calcext:value-type="float">
            <text:p>-2.28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  <table:table-cell office:value-type="float" office:value="91.7439" calcext:value-type="float">
            <text:p>91.7439</text:p>
          </table:table-cell>
          <table:table-cell office:value-type="float" office:value="0" calcext:value-type="float">
            <text:p>0</text:p>
          </table:table-cell>
          <table:table-cell office:value-type="float" office:value="-1.81" calcext:value-type="float">
            <text:p>-1.81</text:p>
          </table:table-cell>
          <table:table-cell office:value-type="float" office:value="-3" calcext:value-type="float">
            <text:p>-3</text:p>
          </table:table-cell>
          <table:table-cell office:value-type="float" office:value="0.945463" calcext:value-type="float">
            <text:p>0.94546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E51]" office:value-type="float" office:value="0.14" calcext:value-type="float">
            <text:p>0.14</text:p>
          </table:table-cell>
          <table:table-cell table:formula="of:=SUM([.K51:.K57])/7" office:value-type="float" office:value="7" calcext:value-type="float">
            <text:p>7</text:p>
          </table:table-cell>
          <table:table-cell table:formula="of:=SUM([.H51:.H57])/7" office:value-type="float" office:value="-1.20142857142857" calcext:value-type="float">
            <text:p>-1.2014285714</text:p>
          </table:table-cell>
          <table:table-cell table:formula="of:=SUM([.J51:.J57])/7" office:value-type="float" office:value="0.608170714285714" calcext:value-type="float">
            <text:p>0.608170714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229.136" calcext:value-type="float">
            <text:p>229.136</text:p>
          </table:table-cell>
          <table:table-cell office:value-type="float" office:value="0" calcext:value-type="float">
            <text:p>0</text:p>
          </table:table-cell>
          <table:table-cell office:value-type="float" office:value="-1.82" calcext:value-type="float">
            <text:p>-1.82</text:p>
          </table:table-cell>
          <table:table-cell office:value-type="float" office:value="-3" calcext:value-type="float">
            <text:p>-3</text:p>
          </table:table-cell>
          <table:table-cell office:value-type="float" office:value="0.920652" calcext:value-type="float">
            <text:p>0.92065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-3" calcext:value-type="float">
            <text:p>-3</text:p>
          </table:table-cell>
          <table:table-cell office:value-type="float" office:value="0.955824" calcext:value-type="float">
            <text:p>0.955824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144.331" calcext:value-type="float">
            <text:p>144.331</text:p>
          </table:table-cell>
          <table:table-cell office:value-type="float" office:value="0" calcext:value-type="float">
            <text:p>0</text:p>
          </table:table-cell>
          <table:table-cell office:value-type="float" office:value="-1.79" calcext:value-type="float">
            <text:p>-1.79</text:p>
          </table:table-cell>
          <table:table-cell office:value-type="float" office:value="-5" calcext:value-type="float">
            <text:p>-5</text:p>
          </table:table-cell>
          <table:table-cell office:value-type="float" office:value="0.962237" calcext:value-type="float">
            <text:p>0.96223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109.356" calcext:value-type="float">
            <text:p>109.356</text:p>
          </table:table-cell>
          <table:table-cell office:value-type="float" office:value="0" calcext:value-type="float">
            <text:p>0</text:p>
          </table:table-cell>
          <table:table-cell office:value-type="float" office:value="-1.79" calcext:value-type="float">
            <text:p>-1.79</text:p>
          </table:table-cell>
          <table:table-cell office:value-type="float" office:value="-3" calcext:value-type="float">
            <text:p>-3</text:p>
          </table:table-cell>
          <table:table-cell office:value-type="float" office:value="0.90879" calcext:value-type="float">
            <text:p>0.9087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144.273" calcext:value-type="float">
            <text:p>144.273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3" calcext:value-type="float">
            <text:p>-3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101.274" calcext:value-type="float">
            <text:p>101.274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-5" calcext:value-type="float">
            <text:p>-5</text:p>
          </table:table-cell>
          <table:table-cell office:value-type="float" office:value="0.920598" calcext:value-type="float">
            <text:p>0.920598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111.665" calcext:value-type="float">
            <text:p>111.66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3" calcext:value-type="float">
            <text:p>-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109.468" calcext:value-type="float">
            <text:p>109.468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-3" calcext:value-type="float">
            <text:p>-3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float" office:value="95.9846" calcext:value-type="float">
            <text:p>95.9846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-3" calcext:value-type="float">
            <text:p>-3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82.1375" calcext:value-type="float">
            <text:p>82.137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3" calcext:value-type="float">
            <text:p>-3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135.784" calcext:value-type="float">
            <text:p>135.784</text:p>
          </table:table-cell>
          <table:table-cell office:value-type="float" office:value="0" calcext:value-type="float">
            <text:p>0</text:p>
          </table:table-cell>
          <table:table-cell office:value-type="float" office:value="-1.41" calcext:value-type="float">
            <text:p>-1.41</text:p>
          </table:table-cell>
          <table:table-cell office:value-type="float" office:value="-3" calcext:value-type="float">
            <text:p>-3</text:p>
          </table:table-cell>
          <table:table-cell office:value-type="float" office:value="0.762824" calcext:value-type="float">
            <text:p>0.762824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181.863" calcext:value-type="float">
            <text:p>181.863</text:p>
          </table:table-cell>
          <table:table-cell office:value-type="float" office:value="0" calcext:value-type="float">
            <text:p>0</text:p>
          </table:table-cell>
          <table:table-cell office:value-type="float" office:value="-1.31" calcext:value-type="float">
            <text:p>-1.31</text:p>
          </table:table-cell>
          <table:table-cell office:value-type="float" office:value="-3" calcext:value-type="float">
            <text:p>-3</text:p>
          </table:table-cell>
          <table:table-cell office:value-type="float" office:value="0.783518" calcext:value-type="float">
            <text:p>0.7835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float" office:value="90.1245" calcext:value-type="float">
            <text:p>90.1245</text:p>
          </table:table-cell>
          <table:table-cell office:value-type="float" office:value="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 office:value-type="float" office:value="-3" calcext:value-type="float">
            <text:p>-3</text:p>
          </table:table-cell>
          <table:table-cell office:value-type="float" office:value="0.793662" calcext:value-type="float">
            <text:p>0.793662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114.184" calcext:value-type="float">
            <text:p>114.184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64154" calcext:value-type="float">
            <text:p>0.664154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6" calcext:value-type="float">
            <text:p>0.06</text:p>
          </table:table-cell>
          <table:table-cell office:value-type="float" office:value="147.151" calcext:value-type="float">
            <text:p>147.151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563826" calcext:value-type="float">
            <text:p>0.56382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  <table:table-cell office:value-type="float" office:value="104.726" calcext:value-type="float">
            <text:p>104.726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  <table:table-cell office:value-type="float" office:value="0.632772" calcext:value-type="float">
            <text:p>0.63277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97.4906" calcext:value-type="float">
            <text:p>97.4906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116.035" calcext:value-type="float">
            <text:p>116.035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3" calcext:value-type="float">
            <text:p>-3</text:p>
          </table:table-cell>
          <table:table-cell office:value-type="float" office:value="0.577581" calcext:value-type="float">
            <text:p>0.577581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6" calcext:value-type="float">
            <text:p>0.06</text:p>
          </table:table-cell>
          <table:table-cell office:value-type="float" office:value="103.254" calcext:value-type="float">
            <text:p>103.254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79043" calcext:value-type="float">
            <text:p>0.679043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115.691" calcext:value-type="float">
            <text:p>115.691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  <table:table-cell office:value-type="float" office:value="0.542586" calcext:value-type="float">
            <text:p>0.54258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0" calcext:value-type="float">
            <text:p>0</text:p>
          </table:table-cell>
          <table:table-cell office:value-type="float" office:value="-1.09" calcext:value-type="float">
            <text:p>-1.09</text:p>
          </table:table-cell>
          <table:table-cell office:value-type="float" office:value="-3" calcext:value-type="float">
            <text:p>-3</text:p>
          </table:table-cell>
          <table:table-cell office:value-type="float" office:value="0.601581" calcext:value-type="float">
            <text:p>0.60158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91.8685" calcext:value-type="float">
            <text:p>91.8685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-3" calcext:value-type="float">
            <text:p>-3</text:p>
          </table:table-cell>
          <table:table-cell office:value-type="float" office:value="0.614085" calcext:value-type="float">
            <text:p>0.614085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97.6503" calcext:value-type="float">
            <text:p>97.6503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93614" calcext:value-type="float">
            <text:p>0.693614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85.2737" calcext:value-type="float">
            <text:p>85.2737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-3" calcext:value-type="float">
            <text:p>-3</text:p>
          </table:table-cell>
          <table:table-cell office:value-type="float" office:value="0.653911" calcext:value-type="float">
            <text:p>0.653911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96.5529" calcext:value-type="float">
            <text:p>96.5529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  <table:table-cell office:value-type="float" office:value="0.534416" calcext:value-type="float">
            <text:p>0.5344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office:value-type="float" office:value="136.458" calcext:value-type="float">
            <text:p>136.458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-2" calcext:value-type="float">
            <text:p>-2</text:p>
          </table:table-cell>
          <table:table-cell office:value-type="float" office:value="0.433013" calcext:value-type="float">
            <text:p>0.433013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135.876" calcext:value-type="float">
            <text:p>135.876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87452" calcext:value-type="float">
            <text:p>0.587452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87.672" calcext:value-type="float">
            <text:p>87.672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3" calcext:value-type="float">
            <text:p>-3</text:p>
          </table:table-cell>
          <table:table-cell office:value-type="float" office:value="0.503587" calcext:value-type="float">
            <text:p>0.50358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76.2102" calcext:value-type="float">
            <text:p>76.2102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-3" calcext:value-type="float">
            <text:p>-3</text:p>
          </table:table-cell>
          <table:table-cell office:value-type="float" office:value="0.673721" calcext:value-type="float">
            <text:p>0.673721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72.4654" calcext:value-type="float">
            <text:p>72.4654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  <table:table-cell office:value-type="float" office:value="0.534416" calcext:value-type="float">
            <text:p>0.5344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79.4088" calcext:value-type="float">
            <text:p>79.4088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0.610819" calcext:value-type="float">
            <text:p>0.610819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79.679" calcext:value-type="float">
            <text:p>79.679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636475" calcext:value-type="float">
            <text:p>0.636475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84.1782" calcext:value-type="float">
            <text:p>84.1782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87452" calcext:value-type="float">
            <text:p>0.58745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</text:p>
          </table:table-cell>
          <table:table-cell office:value-type="float" office:value="92.6773" calcext:value-type="float">
            <text:p>92.6773</text:p>
          </table:table-cell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-3" calcext:value-type="float">
            <text:p>-3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2" calcext:value-type="float">
            <text:p>0.12</text:p>
          </table:table-cell>
          <table:table-cell office:value-type="float" office:value="90.0996" calcext:value-type="float">
            <text:p>90.0996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-3" calcext:value-type="float">
            <text:p>-3</text:p>
          </table:table-cell>
          <table:table-cell office:value-type="float" office:value="0.514879" calcext:value-type="float">
            <text:p>0.514879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  <table:table-cell office:value-type="float" office:value="94.0962" calcext:value-type="float">
            <text:p>94.0962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626418" calcext:value-type="float">
            <text:p>0.626418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82.0584" calcext:value-type="float">
            <text:p>82.0584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-3" calcext:value-type="float">
            <text:p>-3</text:p>
          </table:table-cell>
          <table:table-cell office:value-type="float" office:value="0.54626" calcext:value-type="float">
            <text:p>0.54626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81.7068" calcext:value-type="float">
            <text:p>81.7068</text:p>
          </table:table-cell>
          <table:table-cell office:value-type="float" office:value="0" calcext:value-type="float">
            <text:p>0</text:p>
          </table:table-cell>
          <table:table-cell office:value-type="float" office:value="-1.05" calcext:value-type="float">
            <text:p>-1.05</text:p>
          </table:table-cell>
          <table:table-cell office:value-type="float" office:value="-3" calcext:value-type="float">
            <text:p>-3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92.6921" calcext:value-type="float">
            <text:p>92.6921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563826" calcext:value-type="float">
            <text:p>0.56382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  <table:table-cell office:value-type="float" office:value="95.6715" calcext:value-type="float">
            <text:p>95.6715</text:p>
          </table:table-cell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3" calcext:value-type="float">
            <text:p>-3</text:p>
          </table:table-cell>
          <table:table-cell office:value-type="float" office:value="0.592959" calcext:value-type="float">
            <text:p>0.59295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office:value-type="float" office:value="131.231" calcext:value-type="float">
            <text:p>131.231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593633" calcext:value-type="float">
            <text:p>0.59363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office:value-type="float" office:value="121.501" calcext:value-type="float">
            <text:p>121.501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-3" calcext:value-type="float">
            <text:p>-3</text:p>
          </table:table-cell>
          <table:table-cell office:value-type="float" office:value="0.633325" calcext:value-type="float">
            <text:p>0.63332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14" calcext:value-type="float">
            <text:p>0.14</text:p>
          </table:table-cell>
          <table:table-cell office:value-type="float" office:value="112.29" calcext:value-type="float">
            <text:p>112.29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office:value-type="float" office:value="-3" calcext:value-type="float">
            <text:p>-3</text:p>
          </table:table-cell>
          <table:table-cell office:value-type="float" office:value="0.649923" calcext:value-type="float">
            <text:p>0.649923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14" calcext:value-type="float">
            <text:p>0.14</text:p>
          </table:table-cell>
          <table:table-cell office:value-type="float" office:value="142.516" calcext:value-type="float">
            <text:p>142.516</text:p>
          </table:table-cell>
          <table:table-cell office:value-type="float" office:value="0" calcext:value-type="float">
            <text:p>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  <table:table-cell office:value-type="float" office:value="0.626418" calcext:value-type="float">
            <text:p>0.62641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132.642" calcext:value-type="float">
            <text:p>132.64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3" calcext:value-type="float">
            <text:p>-3</text:p>
          </table:table-cell>
          <table:table-cell office:value-type="float" office:value="0.678233" calcext:value-type="float">
            <text:p>0.678233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0.14" calcext:value-type="float">
            <text:p>0.14</text:p>
          </table:table-cell>
          <table:table-cell office:value-type="float" office:value="126.348" calcext:value-type="float">
            <text:p>126.348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3" calcext:value-type="float">
            <text:p>-3</text:p>
          </table:table-cell>
          <table:table-cell office:value-type="float" office:value="0.594222" calcext:value-type="float">
            <text:p>0.59422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48.128" calcext:value-type="float">
            <text:p>148.128</text:p>
          </table:table-cell>
          <table:table-cell office:value-type="float" office:value="0" calcext:value-type="float">
            <text:p>0</text:p>
          </table:table-cell>
          <table:table-cell office:value-type="float" office:value="-1.11" calcext:value-type="float">
            <text:p>-1.11</text:p>
          </table:table-cell>
          <table:table-cell office:value-type="float" office:value="-3" calcext:value-type="float">
            <text:p>-3</text:p>
          </table:table-cell>
          <table:table-cell office:value-type="float" office:value="0.466798" calcext:value-type="float">
            <text:p>0.466798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8:55:30.780569821</dc:date>
    <meta:editing-duration>PT16M27S</meta:editing-duration>
    <meta:editing-cycles>4</meta:editing-cycles>
    <meta:generator>LibreOffice/5.1.4.2$Linux_X86_64 LibreOffice_project/10m0$Build-2</meta:generator>
    <meta:document-statistic meta:table-count="1" meta:cell-count="6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23cm" svg:height="9cm" xlink:href=".." xlink:type="simple" chart:class="chart:scatter" chart:style-name="ch1">
        <chart:legend chart:legend-position="end" svg:x="9.577cm" svg:y="2.707cm" style:legend-expansion="high" chart:style-name="ch2"/>
        <chart:plot-area chart:style-name="ch3" table:cell-range-address="det_pmpc.D2:det_pmpc.D8 det_pmpc.H9:det_pmpc.H57" chart:data-source-has-labels="row" svg:x="0.246cm" svg:y="0.18cm" svg:width="9.085cm" svg:height="8.64cm">
          <chartooo:coordinate-region svg:x="1.119cm" svg:y="0.678cm" svg:width="7.86cm" svg:height="7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_pmpc.H9:det_pmpc.H15" loext:label-string="&quot;pm=0.02&quot;" chart:class="chart:scatter">
            <chart:domain table:cell-range-address="det_pmpc.D2:det_pmpc.D8"/>
            <chart:data-point chart:repeated="7"/>
          </chart:series>
          <chart:series chart:style-name="ch8" chart:values-cell-range-address="det_pmpc.H16:det_pmpc.H22" loext:label-string="&quot;pm=0.04&quot;" chart:class="chart:scatter">
            <chart:data-point chart:repeated="7"/>
          </chart:series>
          <chart:series chart:style-name="ch9" chart:values-cell-range-address="det_pmpc.H23:det_pmpc.H29" loext:label-string="&quot;pm=0.06&quot;" chart:class="chart:scatter">
            <chart:data-point chart:repeated="7"/>
          </chart:series>
          <chart:series chart:style-name="ch10" chart:values-cell-range-address="det_pmpc.H30:det_pmpc.H36" loext:label-string="&quot;pm=0.08&quot;" chart:class="chart:scatter">
            <chart:data-point chart:repeated="7"/>
          </chart:series>
          <chart:series chart:style-name="ch11" chart:values-cell-range-address="det_pmpc.H37:det_pmpc.H43" loext:label-string="&quot;pm=0.10&quot;" chart:class="chart:scatter">
            <chart:data-point chart:repeated="7"/>
          </chart:series>
          <chart:series chart:style-name="ch12" chart:values-cell-range-address="det_pmpc.H44:det_pmpc.H50" loext:label-string="&quot;pm=0.12&quot;" chart:class="chart:scatter">
            <chart:data-point chart:repeated="7"/>
          </chart:series>
          <chart:series chart:style-name="ch13" chart:values-cell-range-address="det_pmpc.H51:det_pmpc.H57" loext:label-string="&quot;pm=0.14&quot;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=0.02</text:p>
              </table:table-cell>
              <table:table-cell office:value-type="string">
                <text:p>pm=0.04</text:p>
              </table:table-cell>
              <table:table-cell office:value-type="string">
                <text:p>pm=0.06</text:p>
              </table:table-cell>
              <table:table-cell office:value-type="string">
                <text:p>pm=0.08</text:p>
              </table:table-cell>
              <table:table-cell office:value-type="string">
                <text:p>pm=0.10</text:p>
              </table:table-cell>
              <table:table-cell office:value-type="string">
                <text:p>pm=0.12</text:p>
              </table:table-cell>
              <table:table-cell office:value-type="string">
                <text:p>pm=0.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D2:det_pmpc.D8</svg:desc>
                </draw:g>
              </table:table-cell>
              <table:table-cell office:value-type="float" office:value="-1.81">
                <text:p>-1.81</text:p>
                <draw:g>
                  <svg:desc>det_pmpc.H9:det_pmpc.H15</svg:desc>
                </draw:g>
              </table:table-cell>
              <table:table-cell office:value-type="float" office:value="-1.4">
                <text:p>-1.4</text:p>
                <draw:g>
                  <svg:desc>det_pmpc.H16:det_pmpc.H22</svg:desc>
                </draw:g>
              </table:table-cell>
              <table:table-cell office:value-type="float" office:value="-1.17">
                <text:p>-1.17</text:p>
                <draw:g>
                  <svg:desc>det_pmpc.H23:det_pmpc.H29</svg:desc>
                </draw:g>
              </table:table-cell>
              <table:table-cell office:value-type="float" office:value="-1.09">
                <text:p>-1.09</text:p>
                <draw:g>
                  <svg:desc>det_pmpc.H30:det_pmpc.H36</svg:desc>
                </draw:g>
              </table:table-cell>
              <table:table-cell office:value-type="float" office:value="-1.08">
                <text:p>-1.08</text:p>
                <draw:g>
                  <svg:desc>det_pmpc.H37:det_pmpc.H43</svg:desc>
                </draw:g>
              </table:table-cell>
              <table:table-cell office:value-type="float" office:value="-1.07">
                <text:p>-1.07</text:p>
                <draw:g>
                  <svg:desc>det_pmpc.H44:det_pmpc.H50</svg:desc>
                </draw:g>
              </table:table-cell>
              <table:table-cell office:value-type="float" office:value="-1.17">
                <text:p>-1.17</text:p>
                <draw:g>
                  <svg:desc>det_pmpc.H51:det_pmpc.H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-1.82">
                <text:p>-1.82</text:p>
              </table:table-cell>
              <table:table-cell office:value-type="float" office:value="-1.35">
                <text:p>-1.35</text:p>
              </table:table-cell>
              <table:table-cell office:value-type="float" office:value="-1.11">
                <text:p>-1.11</text:p>
              </table:table-cell>
              <table:table-cell office:value-type="float" office:value="-1.23">
                <text:p>-1.23</text:p>
              </table:table-cell>
              <table:table-cell office:value-type="float" office:value="-1.19">
                <text:p>-1.19</text:p>
              </table:table-cell>
              <table:table-cell office:value-type="float" office:value="-1.26">
                <text:p>-1.2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-1.92">
                <text:p>-1.92</text:p>
              </table:table-cell>
              <table:table-cell office:value-type="float" office:value="-1.35">
                <text:p>-1.35</text:p>
              </table:table-cell>
              <table:table-cell office:value-type="float" office:value="-1.14">
                <text:p>-1.14</text:p>
              </table:table-cell>
              <table:table-cell office:value-type="float" office:value="-1.17">
                <text:p>-1.17</text:p>
              </table:table-cell>
              <table:table-cell office:value-type="float" office:value="-1.12">
                <text:p>-1.12</text:p>
              </table:table-cell>
              <table:table-cell office:value-type="float" office:value="-1.04">
                <text:p>-1.0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-1.79">
                <text:p>-1.79</text:p>
              </table:table-cell>
              <table:table-cell office:value-type="float" office:value="-1.4">
                <text:p>-1.4</text:p>
              </table:table-cell>
              <table:table-cell office:value-type="float" office:value="-1.16">
                <text:p>-1.16</text:p>
              </table:table-cell>
              <table:table-cell office:value-type="float" office:value="-1.18">
                <text:p>-1.18</text:p>
              </table:table-cell>
              <table:table-cell office:value-type="float" office:value="-1.13">
                <text:p>-1.13</text:p>
              </table:table-cell>
              <table:table-cell office:value-type="float" office:value="-1.05">
                <text:p>-1.0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.79">
                <text:p>-1.79</text:p>
              </table:table-cell>
              <table:table-cell office:value-type="float" office:value="-1.41">
                <text:p>-1.41</text:p>
              </table:table-cell>
              <table:table-cell office:value-type="float" office:value="-1.08">
                <text:p>-1.08</text:p>
              </table:table-cell>
              <table:table-cell office:value-type="float" office:value="-1.12">
                <text:p>-1.12</text:p>
              </table:table-cell>
              <table:table-cell office:value-type="float" office:value="-1.07">
                <text:p>-1.07</text:p>
              </table:table-cell>
              <table:table-cell office:value-type="float" office:value="-1.11">
                <text:p>-1.1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-1.6">
                <text:p>-1.6</text:p>
              </table:table-cell>
              <table:table-cell office:value-type="float" office:value="-1.31">
                <text:p>-1.31</text:p>
              </table:table-cell>
              <table:table-cell office:value-type="float" office:value="-1.17">
                <text:p>-1.17</text:p>
              </table:table-cell>
              <table:table-cell office:value-type="float" office:value="-0.95">
                <text:p>-0.95</text:p>
              </table:table-cell>
              <table:table-cell office:value-type="float" office:value="-1.07">
                <text:p>-1.07</text:p>
              </table:table-cell>
              <table:table-cell office:value-type="float" office:value="-1.22">
                <text:p>-1.2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-1.75">
                <text:p>-1.75</text:p>
              </table:table-cell>
              <table:table-cell office:value-type="float" office:value="-1.49">
                <text:p>-1.49</text:p>
              </table:table-cell>
              <table:table-cell office:value-type="float" office:value="-1.16">
                <text:p>-1.16</text:p>
              </table:table-cell>
              <table:table-cell office:value-type="float" office:value="-1.07">
                <text:p>-1.07</text:p>
              </table:table-cell>
              <table:table-cell office:value-type="float" office:value="-1.15">
                <text:p>-1.15</text:p>
              </table:table-cell>
              <table:table-cell office:value-type="float" office:value="-1.26">
                <text:p>-1.26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23cm" svg:height="9cm" xlink:href=".." xlink:type="simple" chart:class="chart:scatter" chart:style-name="ch1">
        <chart:legend chart:legend-position="end" svg:x="9.577cm" svg:y="2.707cm" style:legend-expansion="high" chart:style-name="ch2"/>
        <chart:plot-area chart:style-name="ch3" table:cell-range-address="det_pmpc.D2:det_pmpc.D8 det_pmpc.K9:det_pmpc.K57" chart:data-source-has-labels="row" svg:x="0.246cm" svg:y="0.18cm" svg:width="9.085cm" svg:height="8.64cm">
          <chartooo:coordinate-region svg:x="0.695cm" svg:y="0.379cm" svg:width="8.0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_pmpc.K9:det_pmpc.K15" loext:label-string="&quot;pm=0.02&quot;" chart:class="chart:scatter">
            <chart:domain table:cell-range-address="det_pmpc.D2:det_pmpc.D8"/>
            <chart:data-point chart:repeated="7"/>
          </chart:series>
          <chart:series chart:style-name="ch8" chart:values-cell-range-address="det_pmpc.K16:det_pmpc.K22" loext:label-string="&quot;pm=0.04&quot;" chart:class="chart:scatter">
            <chart:data-point chart:repeated="7"/>
          </chart:series>
          <chart:series chart:style-name="ch9" chart:values-cell-range-address="det_pmpc.K23:det_pmpc.K29" loext:label-string="&quot;pm=0.06&quot;" chart:class="chart:scatter">
            <chart:data-point chart:repeated="7"/>
          </chart:series>
          <chart:series chart:style-name="ch10" chart:values-cell-range-address="det_pmpc.K30:det_pmpc.K36" loext:label-string="&quot;pm=0.08&quot;" chart:class="chart:scatter">
            <chart:data-point chart:repeated="7"/>
          </chart:series>
          <chart:series chart:style-name="ch11" chart:values-cell-range-address="det_pmpc.K37:det_pmpc.K43" loext:label-string="&quot;pm=0.10&quot;" chart:class="chart:scatter">
            <chart:data-point chart:repeated="7"/>
          </chart:series>
          <chart:series chart:style-name="ch12" chart:values-cell-range-address="det_pmpc.K44:det_pmpc.K50" loext:label-string="&quot;pm=0.12&quot;" chart:class="chart:scatter">
            <chart:data-point chart:repeated="7"/>
          </chart:series>
          <chart:series chart:style-name="ch13" chart:values-cell-range-address="det_pmpc.K51:det_pmpc.K57" loext:label-string="&quot;pm=0.14&quot;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m=0.02</text:p>
              </table:table-cell>
              <table:table-cell office:value-type="string">
                <text:p>pm=0.04</text:p>
              </table:table-cell>
              <table:table-cell office:value-type="string">
                <text:p>pm=0.06</text:p>
              </table:table-cell>
              <table:table-cell office:value-type="string">
                <text:p>pm=0.08</text:p>
              </table:table-cell>
              <table:table-cell office:value-type="string">
                <text:p>pm=0.10</text:p>
              </table:table-cell>
              <table:table-cell office:value-type="string">
                <text:p>pm=0.12</text:p>
              </table:table-cell>
              <table:table-cell office:value-type="string">
                <text:p>pm=0.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D2:det_pmpc.D8</svg:desc>
                </draw:g>
              </table:table-cell>
              <table:table-cell office:value-type="float" office:value="4">
                <text:p>4</text:p>
                <draw:g>
                  <svg:desc>det_pmpc.K9:det_pmpc.K15</svg:desc>
                </draw:g>
              </table:table-cell>
              <table:table-cell office:value-type="float" office:value="7">
                <text:p>7</text:p>
                <draw:g>
                  <svg:desc>det_pmpc.K16:det_pmpc.K22</svg:desc>
                </draw:g>
              </table:table-cell>
              <table:table-cell office:value-type="float" office:value="9">
                <text:p>9</text:p>
                <draw:g>
                  <svg:desc>det_pmpc.K23:det_pmpc.K29</svg:desc>
                </draw:g>
              </table:table-cell>
              <table:table-cell office:value-type="float" office:value="12">
                <text:p>12</text:p>
                <draw:g>
                  <svg:desc>det_pmpc.K30:det_pmpc.K36</svg:desc>
                </draw:g>
              </table:table-cell>
              <table:table-cell office:value-type="float" office:value="7">
                <text:p>7</text:p>
                <draw:g>
                  <svg:desc>det_pmpc.K37:det_pmpc.K43</svg:desc>
                </draw:g>
              </table:table-cell>
              <table:table-cell office:value-type="float" office:value="9">
                <text:p>9</text:p>
                <draw:g>
                  <svg:desc>det_pmpc.K44:det_pmpc.K50</svg:desc>
                </draw:g>
              </table:table-cell>
              <table:table-cell office:value-type="float" office:value="8">
                <text:p>8</text:p>
                <draw:g>
                  <svg:desc>det_pmpc.K51:det_pmpc.K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det_pmpc.S1:det_pmpc.T9 det_pmpc.U1:det_pmpc.V1 det_pmpc.U3:det_pmpc.V9" chart:data-source-has-labels="row" svg:x="0.32cm" svg:y="0.18cm" svg:width="12.005cm" svg:height="8.64cm">
          <chartooo:coordinate-region svg:x="0.968cm" svg:y="0.379cm" svg:width="10.4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et_pmpc.T2:det_pmpc.T9" chart:label-cell-address="det_pmpc.T1:det_pmpc.T1" chart:class="chart:scatter">
            <chart:domain table:cell-range-address="det_pmpc.S2:det_pmpc.S9"/>
            <chart:data-point chart:repeated="8"/>
          </chart:series>
          <chart:series chart:attached-axis="secondary-y" chart:style-name="ch8" chart:values-cell-range-address="det_pmpc.U3:det_pmpc.U9" chart:label-cell-address="det_pmpc.U1:det_pmpc.U1" chart:class="chart:scatter">
            <chart:domain table:cell-range-address="det_pmpc.S3:det_pmpc.S9"/>
            <chart:data-point chart:repeated="7"/>
          </chart:series>
          <chart:series chart:attached-axis="secondary-y" chart:style-name="ch9" chart:values-cell-range-address="det_pmpc.V3:det_pmpc.V9" chart:label-cell-address="det_pmpc.V1:det_pmpc.V1" chart:class="chart:scatter">
            <chart:domain table:cell-range-address="det_pmpc.S3:det_pmpc.S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AVG N Best</text:p>
                <draw:g>
                  <svg:desc>det_pmpc.T1:det_pmpc.T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AVG Fitness</text:p>
                <draw:g>
                  <svg:desc>det_pmpc.U1:det_pmpc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AVG STD</text:p>
                <draw:g>
                  <svg:desc>det_pmpc.V1:det_pmpc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_pmpc.S2:det_pmpc.S9</svg:desc>
                </draw:g>
              </table:table-cell>
              <table:table-cell office:value-type="float" office:value="0">
                <text:p>0</text:p>
                <draw:g>
                  <svg:desc>det_pmpc.T2:det_pmpc.T9</svg:desc>
                </draw:g>
              </table:table-cell>
              <table:table-cell office:value-type="float" office:value="0.02">
                <text:p>0.02</text:p>
                <draw:g>
                  <svg:desc>det_pmpc.S3:det_pmpc.S9</svg:desc>
                </draw:g>
              </table:table-cell>
              <table:table-cell office:value-type="float" office:value="-1.78285714285714">
                <text:p>-1.78285714285714</text:p>
                <draw:g>
                  <svg:desc>det_pmpc.U3:det_pmpc.U9</svg:desc>
                </draw:g>
              </table:table-cell>
              <table:table-cell office:value-type="float" office:value="0.02">
                <text:p>0.02</text:p>
                <draw:g>
                  <svg:desc>det_pmpc.S3:det_pmpc.S9</svg:desc>
                </draw:g>
              </table:table-cell>
              <table:table-cell office:value-type="float" office:value="0.924828142857143">
                <text:p>0.924828142857143</text:p>
                <draw:g>
                  <svg:desc>det_pmpc.V3:det_pmpc.V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38714285714286">
                <text:p>-1.38714285714286</text:p>
              </table:table-cell>
              <table:table-cell office:value-type="float" office:value="0.04">
                <text:p>0.04</text:p>
              </table:table-cell>
              <table:table-cell office:value-type="float" office:value="0.768777857142857">
                <text:p>0.768777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0.06">
                <text:p>0.06</text:p>
              </table:table-cell>
              <table:table-cell office:value-type="float" office:value="-1.14142857142857">
                <text:p>-1.14142857142857</text:p>
              </table:table-cell>
              <table:table-cell office:value-type="float" office:value="0.06">
                <text:p>0.06</text:p>
              </table:table-cell>
              <table:table-cell office:value-type="float" office:value="0.600364">
                <text:p>0.600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0.08">
                <text:p>0.08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08">
                <text:p>0.08</text:p>
              </table:table-cell>
              <table:table-cell office:value-type="float" office:value="0.588296">
                <text:p>0.58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9.71428571428571">
                <text:p>9.71428571428571</text:p>
              </table:table-cell>
              <table:table-cell office:value-type="float" office:value="0.1">
                <text:p>0.1</text:p>
              </table:table-cell>
              <table:table-cell office:value-type="float" office:value="-1.11571428571429">
                <text:p>-1.11571428571429</text:p>
              </table:table-cell>
              <table:table-cell office:value-type="float" office:value="0.1">
                <text:p>0.1</text:p>
              </table:table-cell>
              <table:table-cell office:value-type="float" office:value="0.574777142857143">
                <text:p>0.57477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9.28571428571429">
                <text:p>9.28571428571429</text:p>
              </table:table-cell>
              <table:table-cell office:value-type="float" office:value="0.12">
                <text:p>0.12</text:p>
              </table:table-cell>
              <table:table-cell office:value-type="float" office:value="-1.14428571428571">
                <text:p>-1.14428571428571</text:p>
              </table:table-cell>
              <table:table-cell office:value-type="float" office:value="0.12">
                <text:p>0.12</text:p>
              </table:table-cell>
              <table:table-cell office:value-type="float" office:value="0.567737857142857">
                <text:p>0.567737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0.14">
                <text:p>0.14</text:p>
              </table:table-cell>
              <table:table-cell office:value-type="float" office:value="-1.20142857142857">
                <text:p>-1.20142857142857</text:p>
              </table:table-cell>
              <table:table-cell office:value-type="float" office:value="0.14">
                <text:p>0.14</text:p>
              </table:table-cell>
              <table:table-cell office:value-type="float" office:value="0.608170714285714">
                <text:p>0.608170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952cm" style:legend-expansion="high" chart:style-name="ch2"/>
        <chart:plot-area chart:style-name="ch3" table:cell-range-address="det_pmpc.Y1:det_pmpc.AA8" chart:data-source-has-labels="row" svg:x="0.32cm" svg:y="0.18cm" svg:width="12.005cm" svg:height="8.64cm">
          <chartooo:coordinate-region svg:x="0.769cm" svg:y="0.379cm" svg:width="10.6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et_pmpc.Z2:det_pmpc.Z8" chart:label-cell-address="det_pmpc.Z1:det_pmpc.Z1" chart:class="chart:scatter">
            <chart:domain table:cell-range-address="det_pmpc.Y2:det_pmpc.Y8"/>
            <chart:data-point chart:repeated="7"/>
          </chart:series>
          <chart:series chart:attached-axis="secondary-y" chart:style-name="ch8" chart:values-cell-range-address="det_pmpc.AA2:det_pmpc.AA8" chart:label-cell-address="det_pmpc.AA1:det_pmpc.AA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AVG N Best</text:p>
                <draw:g>
                  <svg:desc>det_pmpc.Z1:det_pmpc.Z1</svg:desc>
                </draw:g>
              </table:table-cell>
              <table:table-cell office:value-type="string">
                <text:p>AVG Fitness</text:p>
                <draw:g>
                  <svg:desc>det_pmpc.AA1:det_pmpc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det_pmpc.Y2:det_pmpc.Y8</svg:desc>
                </draw:g>
              </table:table-cell>
              <table:table-cell office:value-type="float" office:value="7">
                <text:p>7</text:p>
                <draw:g>
                  <svg:desc>det_pmpc.Z2:det_pmpc.Z8</svg:desc>
                </draw:g>
              </table:table-cell>
              <table:table-cell office:value-type="float" office:value="-2.665">
                <text:p>-2.665</text:p>
                <draw:g>
                  <svg:desc>det_pmpc.AA2:det_pmpc.A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4.875">
                <text:p>4.875</text:p>
              </table:table-cell>
              <table:table-cell office:value-type="float" office:value="-2.2225">
                <text:p>-2.2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7.625">
                <text:p>7.625</text:p>
              </table:table-cell>
              <table:table-cell office:value-type="float" office:value="-2.27125">
                <text:p>-2.27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6.125">
                <text:p>6.125</text:p>
              </table:table-cell>
              <table:table-cell office:value-type="float" office:value="-2.02375">
                <text:p>-2.0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-2.7775">
                <text:p>-2.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7.625">
                <text:p>7.625</text:p>
              </table:table-cell>
              <table:table-cell office:value-type="float" office:value="-2.1475">
                <text:p>-2.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4.25">
                <text:p>4.25</text:p>
              </table:table-cell>
              <table:table-cell office:value-type="float" office:value="-2.28875">
                <text:p>-2.28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